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/>
        </table:table-row>
        <table:table-row table:style-name="ro1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/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3" calcext:value-type="date">
            <text:p>2025-05-03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and checked notebooks; 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4" calcext:value-type="date">
            <text:p>2025-05-0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Refactored and checked notebooks; Researched ZeroMQ and gRPC; Started distributed offline system</text:p>
          </table:table-cell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3">
          <table:table-cell table:style-name="ce16" office:value-type="date" office:date-value="2025-05-06" calcext:value-type="date">
            <text:p>2025-05-06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12"/>
        </table:table-row>
        <table:table-row table:style-name="ro4">
          <table:table-cell table:style-name="ce16" office:value-type="date" office:date-value="2025-05-07" calcext:value-type="date">
            <text:p>2025-05-07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Tried unifying record and cluster types</text:p>
          </table:table-cell>
          <table:table-cell table:style-name="ce12"/>
        </table:table-row>
        <table:table-row table:style-name="ro5">
          <table:table-cell table:style-name="ce16" office:value-type="date" office:date-value="2025-05-10" calcext:value-type="date">
            <text:p>2025-05-10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Unified record and cluster types and refactored code to use it</text:p>
          </table:table-cell>
          <table:table-cell table:style-name="ce12"/>
        </table:table-row>
        <table:table-row table:style-name="ro5">
          <table:table-cell table:style-name="ce16" office:value-type="date" office:date-value="2025-05-11" calcext:value-type="date">
            <text:p>2025-05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Started distributed algorithm; Refactored top K similarity search</text:p>
          </table:table-cell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Implemented core distributed algorithm</text:p>
          </table:table-cell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 office:value-type="string" calcext:value-type="string">
            <text:p>Implemented actual cluster merging and evaluation</text:p>
          </table:table-cell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84" calcext:value-type="float">
            <text:p>184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2911392405063" calcext:value-type="float">
            <text:p>2.33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7:52:02.574231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13T17:52:53.183763301</dc:date>
    <meta:editing-duration>PT2H29M13S</meta:editing-duration>
    <meta:editing-cycles>94</meta:editing-cycles>
    <meta:generator>LibreOffice/24.2.7.2$Linux_X86_64 LibreOffice_project/420$Build-2</meta:generator>
    <meta:document-statistic meta:table-count="1" meta:cell-count="274" meta:object-count="0"/>
  </office:meta>
</office:document-meta>
</file>